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p your league</text:p>
      <text:h text:style-name="Heading_20_1" text:outline-level="1">Tours</text:h>
      <text:list text:style-name="L1">
        <text:list-item>
          <text:p text:style-name="P1">
        Tours are the most top-level structure to the event layout. A "Tour" is a collection of events that span multiple dates.
      </text:p>
        </text:list-item>
        <text:list-item>
          <text:p text:style-name="P1">
        For example, East Coast and West Coast events could be split into Tours to offer coast-specific leaderboards.
      </text:p>
        </text:list-item>
        <text:list-item>
          <text:p text:style-name="P1">
        Events are owned by their Tour. One event can not be owned by more than one Tour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s</text:h>
      <text:list text:style-name="L1">
        <text:list-item>
          <text:p text:style-name="P1">
        Events are the specific venue that is hosting a competition.
      </text:p>
        </text:list-item>
        <text:list-item>
          <text:p text:style-name="P1">
        Events have attributes like date, time, description, costs, etc.
      </text:p>
        </text:list-item>
        <text:list-item>
          <text:p text:style-name="P1">
        Players will register for an event and in doing so will create handler-dog pairs assigned to specific game divisions.
      </text:p>
        </text:list-item>
        <text:list-item>
          <text:p text:style-name="P1">
        Players can register multiple pairs for various games within the event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To tours</text:p>
            </text:list-item>
          </text:list>
          <text:list text:style-name="L1">
            <text:list-item>
              <text:p text:style-name="Standard">hasMany eventGam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tour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description</text:p>
            </text:list-item>
          </text:list>
          <text:list text:style-name="L1">
            <text:list-item>
              <text:p text:style-name="Standard">date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registerGames</text:p>
            </text:list-item>
          </text:list>
        </text:list-item>
      </text:list>
      <text:h text:style-name="Heading_20_1" text:outline-level="1">Games</text:h>
      <text:list text:style-name="L1">
        <text:list-item>
          <text:p text:style-name="P1">
        Games are the competition types. Games will be paired with activities specific to each
      </text:p>
        </text:list-item>
        <text:list-item>
          <text:p text:style-name="P1">
        When a run is started, only activities that have been assigned to the game will be avilable as scoring actions.
      </text:p>
        </text:list-item>
        <text:list-item>
          <text:p text:style-name="P1">
        Global type activities will be stored in game entry as "Up Dog Challenge"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Games</text:p>
            </text:list-item>
          </text:list>
          <text:list text:style-name="L1">
            <text:list-item>
              <text:p text:style-name="Standard">hasMany gameActivities</text:p>
            </text:list-item>
          </text:list>
          <text:list text:style-name="L1">
            <text:list-item>
              <text:p text:style-name="Standard">hasMany achievement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xpir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ivisions</text:h>
      <text:p text:style-name="Standard">
      Some games have levels of competition where competitors are grouped together.
    </text:p>
      <text:p text:style-name="Standard">
      For example, Fragility has divisions that determine how high the jumps are set.
    </text:p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 Games</text:h>
      <text:list text:style-name="L1">
        <text:list-item>
          <text:p text:style-name="Standard">Relationships</text:p>
          <text:list text:style-name="L1">
            <text:list-item>
              <text:p text:style-name="Standard">belongsTo events</text:p>
            </text:list-item>
          </text:list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unique row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event_id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GameToEvent</text:p>
            </text:list-item>
          </text:list>
          <text:list text:style-name="L1">
            <text:list-item>
              <text:p text:style-name="Standard">addEventToGame</text:p>
            </text:list-item>
          </text:list>
        </text:list-item>
      </text:list>
      <text:h text:style-name="Heading_20_1" text:outline-level="1">Rounds</text:h>
      <text:list text:style-name="L1">
        <text:list-item>
          <text:p text:style-name="P1">
        A round is a competition metric where all competitors/team-pairs are represented only once.
      </text:p>
        </text:list-item>
        <text:list-item>
          <text:p text:style-name="P1">
        Each competitor/team has many 'runs' within a round to represent an activity and that activities value.
      </text:p>
        </text:list-item>
        <text:list-item>
          <text:p text:style-name="P1">
        Tour-&gt;Event-&gt;Game-&gt;Round(s)-&gt;Run(s)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divisions</text:p>
            </text:list-item>
          </text:list>
          <text:list text:style-name="L1">
            <text:list-item>
              <text:p text:style-name="Standard">hasmany run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division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Runs</text:h>
      <text:list text:style-name="L1">
        <text:list-item>
          <text:p text:style-name="P1">
        A run is a single, specific action or activitiy done within a round to compete with another team.
      </text:p>
        </text:list-item>
        <text:list-item>
          <text:p text:style-name="P1">
        A single team will have multiple runs per round.
      </text:p>
        </text:list-item>
        <text:list-item>
          <text:p text:style-name="P1">
        Activities are things like 'Throwing disc into bonus zone', 'catching all discs in the round', etc.
      </text:p>
        </text:list-item>
        <text:list-item>
          <text:p text:style-name="P1">
        Scoring is done by polling each player for specific activities (related to their level) in the round that qualify as scoring activities and tallying them.
      </text:p>
        </text:list-item>
        <text:list-item>
          <text:p text:style-name="P1">
        Achievements are done the same way by polling each player's specific achievement-based activities.
      </text:p>
        </text:list-item>
        <text:list-item>
          <text:p text:style-name="P1">
        Special run activities will be used to signify "win" or "placed X" after the round has been marked 'complete' by an official.
      </text:p>
        </text:list-item>
        <text:list-item>
          <text:p text:style-name="P1">
        This will be the most utilized table in the database and each line should include data to pair:

        <text:list text:style-name="L1">
<text:list-item>
<text:p text:style-name="P1">
             tour, event, round, team-pair, handler, dog, activity, and score/value of the activity.
          </text:p>
</text:list-item>
</text:list>
<text:p text:style-name="P3"/>
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Rounds</text:p>
            </text:list-item>
          </text:list>
          <text:list text:style-name="L1">
            <text:list-item>
              <text:p text:style-name="Standard">hasMany run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ound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points</text:p>
            </text:list-item>
          </text:list>
          <text:list text:style-name="L1">
            <text:list-item>
              <text:p text:style-name="Standard">points_total</text:p>
            </text:list-item>
          </text:list>
          <text:list text:style-name="L1">
            <text:list-item>
              <text:p text:style-name="Standard">points_scored</text:p>
            </text:list-item>
          </text:list>
          <text:list text:style-name="L1">
            <text:list-item>
              <text:p text:style-name="Standard">points_bonus</text:p>
            </text:list-item>
          </text:list>
          <text:list text:style-name="L1">
            <text:list-item>
              <text:p text:style-name="Standard">points_faults</text:p>
            </text:list-item>
          </text:list>
          <text:list text:style-name="L1">
            <text:list-item>
              <text:p text:style-name="Standard">throws_total</text:p>
            </text:list-item>
          </text:list>
          <text:list text:style-name="L1">
            <text:list-item>
              <text:p text:style-name="Standard">throws_scored</text:p>
            </text:list-item>
          </text:list>
          <text:list text:style-name="L1">
            <text:list-item>
              <text:p text:style-name="Standard">throws_bonus</text:p>
            </text:list-item>
          </text:list>
          <text:list text:style-name="L1">
            <text:list-item>
              <text:p text:style-name="Standard">throws_faults</text:p>
            </text:list-item>
          </text:list>
          <text:list text:style-name="L1">
            <text:list-item>
              <text:p text:style-name="Standard">throws_missed</text:p>
            </text:list-item>
          </text:list>
          <text:list text:style-name="L1">
            <text:list-item>
              <text:p text:style-name="Standard">throws_dropped</text:p>
            </text:list-item>
          </text:list>
          <text:list text:style-name="L1">
            <text:list-item>
              <text:p text:style-name="Standard">is_official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scoreRun</text:p>
            </text:list-item>
          </text:list>
          <text:list text:style-name="L1">
            <text:list-item>
              <text:p text:style-name="Standard">confirmScore</text:p>
            </text:list-item>
          </text:list>
        </text:list-item>
      </text:list>
      <text:h text:style-name="Heading_20_1" text:outline-level="1">Activities</text:h>
      <text:list text:style-name="L1">
        <text:list-item>
          <text:p text:style-name="P1">
        Activities are the units of measure for game scoring and achievement metrics.
      </text:p>
        </text:list-item>
        <text:list-item>
          <text:p text:style-name="P1">
        Activities used for round scoring are flagged as 'scoring activities' at the DB level.
      </text:p>
        </text:list-item>
        <text:list-item>
          <text:p text:style-name="P1">
        Some activities are true/false - will use binary as value.
      </text:p>
        </text:list-item>
        <text:list-item>
          <text:p text:style-name="P1">
        Each game will be assigned a set of activities which can be polled to create a scoring rubric.
      </text:p>
        </text:list-item>
        <text:list-item>
          <text:p text:style-name="P1">
        Along with game-specific activities, there are event, game, and division level activities that will be used for achievements.
      </text:p>
        </text:list-item>
        <text:list-item>
          <text:p text:style-name="P1">
        Achievements are awarded by polling the activity list, polling the achievement conditions, and comparing the values from the teams/handler/dogs rounds to the conditions required.
      </text:p>
        </text:list-item>
      </text:list>
      <text:p text:style-name="P3"/>
      <text:h text:style-name="Heading_20_2" text:outline-level="2">Relationships</text:h>
      <text:list text:style-name="L1">
        <text:list-item>
          <text:p text:style-name="Standard">belongTo games</text:p>
        </text:list-item>
      </text:list>
      <text:list text:style-name="L1">
        <text:list-item>
          <text:p text:style-name="Standard">hasMany run_activities</text:p>
        </text:list-item>
      </text:list>
      <text:list text:style-name="L1">
        <text:list-item>
          <text:p text:style-name="Standard">hasMany game_activities</text:p>
        </text:list-item>
      </text:list>
      <text:h text:style-name="Heading_20_2" text:outline-level="2">Fields</text:h>
      <text:h text:style-name="Heading_20_3" text:outline-level="3">id</text:h>
      <text:h text:style-name="Heading_20_3" text:outline-level="3">game_id</text:h>
      <text:h text:style-name="Heading_20_3" text:outline-level="3">name</text:h>
      <text:h text:style-name="Heading_20_3" text:outline-level="3">point_value</text:h>
      <text:h text:style-name="Heading_20_3" text:outline-level="3">point_factor</text:h>
      <text:p text:style-name="Standard">
      works in conjunction with is_bonus
    </text:p>
      <text:p text:style-name="Standard">
      if is_bonus, use multiplier toward "point value" of bonused activity.
    </text:p>
      <text:h text:style-name="Heading_20_3" text:outline-level="3">is_bonus</text:h>
      <text:h text:style-name="Heading_20_2" text:outline-level="2">Methods</text:h>
      <text:h text:style-name="Heading_20_1" text:outline-level="1">GameActivities</text:h>
      <text:h text:style-name="Heading_20_2" text:outline-level="2">Relationships</text:h>
      <text:list text:style-name="L1">
        <text:list-item>
          <text:p text:style-name="Standard">belongsTo games</text:p>
        </text:list-item>
      </text:list>
      <text:list text:style-name="L1">
        <text:list-item>
          <text:p text:style-name="Standard">belongsTo activities</text:p>
        </text:list-item>
      </text:list>
      <text:h text:style-name="Heading_20_2" text:outline-level="2">Fields</text:h>
      <text:h text:style-name="Heading_20_3" text:outline-level="3">id</text:h>
      <text:h text:style-name="Heading_20_3" text:outline-level="3">game_id</text:h>
      <text:h text:style-name="Heading_20_3" text:outline-level="3">activity_id</text:h>
      <text:h text:style-name="Heading_20_2" text:outline-level="2">Methods</text:h>
      <text:list text:style-name="L1">
        <text:list-item>
          <text:p text:style-name="Standard">addActivityToGame</text:p>
        </text:list-item>
      </text:list>
      <text:list text:style-name="L1">
        <text:list-item>
          <text:p text:style-name="Standard">addGameToActivity</text:p>
        </text:list-item>
      </text:list>
      <text:h text:style-name="Heading_20_1" text:outline-level="1">RunActivities</text:h>
      <text:list text:style-name="L1">
        <text:list-item>
          <text:p text:style-name="Standard">Relationships</text:p>
          <text:list text:style-name="L1">
            <text:list-item>
              <text:p text:style-name="Standard">belongsto runs</text:p>
            </text:list-item>
          </text:list>
          <text:list text:style-name="L1">
            <text:list-item>
              <text:p text:style-name="Standard">belongsto aci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un_id</text:p>
            </text:list-item>
          </text:list>
          <text:list text:style-name="L1">
            <text:list-item>
              <text:p text:style-name="Standard">activity_id</text:p>
            </text:list-item>
          </text:list>
          <text:list text:style-name="L1">
            <text:list-item>
              <text:p text:style-name="Standard">parent_activity_id</text:p>
              <text:p text:style-name="Standard">
      Added this to account for activity tracking for 'bonus' features.
    </text:p>
              <text:p text:style-name="Standard">
      Example: if disc is caught within yellow section, points are doubled. To count those 'bonus' points the action will reference a 'bonus' activity, and use the multiplier in conjunction with the point value of the activity to add additional points.
    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Action</text:p>
            </text:list-item>
          </text:list>
          <text:list text:style-name="L1">
            <text:list-item>
              <text:p text:style-name="Standard">addBonus</text:p>
            </text:list-item>
          </text:list>
        </text:list-item>
      </text:list>
      <text:h text:style-name="Heading_20_1" text:outline-level="1">Levels</text:h>
      <text:p text:style-name="Standard">
      Levels is the replacement for divisions
    </text:p>
      <text:p text:style-name="Standard">
      Using levels, there are modifiers in play that change the activity set
    </text:p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chievements</text:h>
      <text:list text:style-name="L1">
        <text:list-item>
          <text:p text:style-name="P1">
        Achievements are awarded for reaching a specific value based on results of runs.
      </text:p>
        </text:list-item>
        <text:list-item>
          <text:p text:style-name="P1">
        Each achievement will be paired with conditions and if these conditions are met, the handler, dog, or team is awarded
      </text:p>
        </text:list-item>
        <text:list-item>
          <text:p text:style-name="P1">
        Achievements can be gained by collecting other achievements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levels</text:p>
            </text:list-item>
          </text:list>
          <text:list text:style-name="L1">
            <text:list-item>
              <text:p text:style-name="Standard">hasMany AchievementConditions</text:p>
            </text:list-item>
          </text:list>
          <text:list text:style-name="L1">
            <text:list-item>
              <text:p text:style-name="Standard">hasMany dogAchievements</text:p>
            </text:list-item>
          </text:list>
          <text:list text:style-name="L1">
            <text:list-item>
              <text:p text:style-name="Standard">hasMany handlerAchievements</text:p>
            </text:list-item>
          </text:list>
          <text:list text:style-name="L1">
            <text:list-item>
              <text:p text:style-name="Standard">hasMany team_pair_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chievement Conditions</text:h>
      <text:list text:style-name="L1">
        <text:list-item>
          <text:p text:style-name="P1">
        Conditions for achievements measure results from runs and compare them with the requirements for specific achievements.
      </text:p>
        </text:list-item>
        <text:list-item>
          <text:p text:style-name="P1">
        Conditions could quantify total rounds, runs, games, wins, or other achievements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achievement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test_model</text:p>
            </text:list-item>
          </text:list>
          <text:list text:style-name="L1">
            <text:list-item>
              <text:p text:style-name="Standard">test_conditions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handler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ward_id</text:p>
            </text:list-item>
          </text:list>
          <text:list text:style-name="L1">
            <text:list-item>
              <text:p text:style-name="Standard">handle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dog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dog_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 Pairs</text:h>
      <text:list text:style-name="L1">
        <text:list-item>
          <text:p text:style-name="P1">
        Team Pairs table will be used to store Handler-Dog pairs.
      </text:p>
        </text:list-item>
        <text:list-item>
          <text:p text:style-name="P1">
        Table will be reused for various games so that all stats from a team-pair can be realized based on these tables.
      </text:p>
        </text:list-item>
        <text:list-item>
          <text:p text:style-name="P1">
        Handler-Dog pair is unique and reusable - only one entry will be created in the team-pairs table.
      </text:p>
        </text:list-item>
      </text:list>
      <text:p text:style-name="P3"/>
      <text:list text:style-name="L1">
        <text:list-item>
          <text:p text:style-name="Standard">hasMany runs</text:p>
        </text:list-item>
      </text:list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lo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Pai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team_pair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